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paragraph-rsid="00102da5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102da5" officeooo:paragraph-rsid="00102da5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rsid="00108263" officeooo:paragraph-rsid="001082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p install --upgrade google-cloud-texttospeech</text:p>
      <text:p text:style-name="P2">sudo apt-get install mpg321</text:p>
      <text:p text:style-name="P1">export GOOGLE_APPLICATION_CREDENTIALS="/home/ege/Desktop/egevoicedeneme/My Project Lorec-d13d57e26503.json"</text:p>
      <text:p text:style-name="P3">pathi degistir bro</text:p>
      <text:p text:style-name="P4">python turkcedeneme.py</text:p>
      <text:p text:style-name="P3"><text:a xlink:type="simple" xlink:href="https://stackoverflow.com/questions/54699541/how-to-use-googles-text-to-speech-api-in-python" text:style-name="Internet_20_link" text:visited-style-name="Visited_20_Internet_20_Link">https://stackoverflow.com/questions/54699541/how-to-use-googles-text-to-speech-api-in-python</text:a></text:p>
      <text:p text:style-name="P3"/>
      <text:p text:style-name="P3">https://cloud.google.com/text-to-speech/docs/reference/libraries#client-libraries-install-pytho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1:33:17.135095537</meta:creation-date>
    <dc:date>2019-04-07T23:11:22.556096202</dc:date>
    <meta:editing-duration>PT7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20" meta:character-count="409" meta:non-whitespace-character-count="397"/>
  </office:meta>
</office:document-meta>
</file>